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f0f0f" draw:marker-start-width="0.276cm" draw:marker-end-width="0.276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8d8d8d" draw:textarea-horizontal-align="center" draw:textarea-vertical-align="middle"/>
    </style:style>
    <style:style style:name="gr3" style:family="graphic" style:parent-style-name="standard">
      <style:graphic-properties draw:stroke="solid" svg:stroke-color="#8d8d8d" draw:fill="solid" draw:fill-color="#8d8d8d" draw:textarea-horizontal-align="center" draw:textarea-vertical-align="middle"/>
    </style:style>
    <style:style style:name="gr4" style:family="graphic" style:parent-style-name="standard">
      <style:graphic-properties draw:stroke="solid" svg:stroke-color="#8d8d8d" draw:fill="none" draw:fill-color="#8d8d8d" draw:textarea-horizontal-align="center" draw:textarea-vertical-align="middle"/>
    </style:style>
    <style:style style:name="gr5" style:family="graphic" style:parent-style-name="standard">
      <style:graphic-properties draw:stroke="solid" svg:stroke-color="#0f0f0f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137cm"/>
    </style:style>
    <style:style style:name="gr7" style:family="graphic" style:parent-style-name="standard">
      <style:graphic-properties draw:stroke="solid" svg:stroke-color="#0f0f0f" draw:textarea-horizontal-align="center" draw:textarea-vertical-align="middle"/>
    </style:style>
    <style:style style:name="gr8" style:family="graphic" style:parent-style-name="standard">
      <style:graphic-properties draw:stroke="solid" svg:stroke-color="#0f0f0f" draw:fill="hatch" draw:fill-color="#ffffff" draw:fill-hatch-name="Black_20_45_20_Degrees" draw:textarea-horizontal-align="center" draw:textarea-vertical-align="middl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f0f0f" draw:fill="hatch" draw:fill-color="#ffffff" draw:fill-hatch-name="Black_20_-45_20_Degrees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11cm"/>
    </style:style>
    <style:style style:name="gr12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color="#b3b3b3" draw:fill="solid" draw:fill-color="#b3b3b3" draw:textarea-horizontal-align="center" draw:textarea-vertical-align="middle"/>
    </style:style>
    <style:style style:name="gr15" style:family="graphic" style:parent-style-name="standard">
      <style:graphic-properties draw:stroke="solid" svg:stroke-color="#0f0f0f" draw:fill="none" draw:fill-color="#b3b3b3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35cm"/>
    </style:style>
    <style:style style:name="gr17" style:family="graphic" style:parent-style-name="standard">
      <style:graphic-properties draw:marker-start="Symmetric_20_Arrow" draw:marker-end="Arrowheads_20_1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37cm"/>
    </style:style>
    <style:style style:name="gr1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style:text-autospace="none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2a00ff" style:text-outline="false" style:text-line-through-style="none" fo:font-family="'Courier New'" style:font-family-generic="modern" style:font-pitch="fixed" fo:font-size="8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8pt" style:language-asian="zxx" style:country-asian="none" style:font-style-asian="italic" style:font-weight-asian="normal" style:font-family-complex="'Courier New'" style:font-family-generic-complex="modern" style:font-pitch-complex="fixed" style:font-size-complex="8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53cm" svg:height="0.953cm" svg:x="4.441cm" svg:y="2.562cm" svg:viewBox="0 0 1554 954" draw:points="0,954 1554,954 1554,0 0,0">
            <text:p/>
          </draw:polygon>
          <draw:line draw:style-name="gr2" draw:text-style-name="P1" draw:layer="layout" svg:x1="4.206cm" svg:y1="3.039cm" svg:x2="4.918cm" svg:y2="3.039cm">
            <text:p/>
          </draw:line>
          <draw:polygon draw:style-name="gr3" draw:text-style-name="P1" draw:layer="layout" svg:width="0.178cm" svg:height="0.18cm" svg:x="4.889cm" svg:y="2.949cm" svg:viewBox="0 0 179 181" draw:points="0,181 0,0 179,90">
            <text:p/>
          </draw:polygon>
          <draw:polygon draw:style-name="gr4" draw:text-style-name="P1" draw:layer="layout" svg:width="0.178cm" svg:height="0.18cm" svg:x="4.889cm" svg:y="2.949cm" svg:viewBox="0 0 179 181" draw:points="179,90 0,181 0,0">
            <text:p/>
          </draw:polygon>
          <draw:polygon draw:style-name="gr5" draw:text-style-name="P1" draw:layer="layout" svg:width="0.476cm" svg:height="0.478cm" svg:x="5.158cm" svg:y="2.8cm" svg:viewBox="0 0 477 479" draw:points="0,479 477,479 477,0 0,0">
            <text:p/>
          </draw:polygon>
        </draw:g>
        <draw:frame draw:style-name="gr6" draw:text-style-name="P2" draw:layer="layout" svg:width="2.405cm" svg:height="0.569cm" svg:x="0.895cm" svg:y="2.731cm">
          <draw:text-box>
            <text:p text:style-name="P1"><text:span text:style-name="T1">SoZaWe</text:span></text:p>
          </draw:text-box>
        </draw:frame>
        <draw:g>
          <draw:polyline draw:style-name="gr7" draw:text-style-name="P1" draw:layer="layout" svg:width="0.169cm" svg:height="0.342cm" svg:x="6.845cm" svg:y="1.832cm" svg:viewBox="0 0 170 343" draw:points="0,0 0,343 170,343">
            <text:p/>
          </draw:polyline>
          <draw:polygon draw:style-name="gr8" draw:text-style-name="P1" draw:layer="layout" svg:width="0.298cm" svg:height="0.298cm" svg:x="7.015cm" svg:y="2.015cm" svg:viewBox="0 0 299 299" draw:points="0,299 299,299 299,0 0,0">
            <text:p/>
          </draw:polygon>
          <draw:custom-shape draw:style-name="gr9" draw:text-style-name="P1" draw:layer="layout" svg:width="0.279cm" svg:height="0.279cm" svg:x="6.7cm" svg:y="1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7" draw:text-style-name="P1" draw:layer="layout" svg:width="0.164cm" svg:height="0.467cm" svg:x="6.845cm" svg:y="2.175cm" svg:viewBox="0 0 165 468" draw:points="0,0 0,468 165,468">
            <text:p/>
          </draw:polyline>
          <draw:polygon draw:style-name="gr10" draw:text-style-name="P1" draw:layer="layout" svg:width="0.298cm" svg:height="0.298cm" svg:x="7.01cm" svg:y="2.501cm" svg:viewBox="0 0 299 299" draw:points="0,299 299,299 299,0 0,0">
            <text:p/>
          </draw:polygon>
        </draw:g>
        <draw:frame draw:style-name="gr11" draw:text-style-name="P2" draw:layer="layout" svg:width="1.776cm" svg:height="1.205cm" svg:x="7.124cm" svg:y="1.839cm">
          <draw:text-box>
            <text:p text:style-name="P1"><text:span text:style-name="T1">stuf</text:span></text:p>
            <text:p text:style-name="P1"><text:span text:style-name="T1">vraag</text:span></text:p>
            <text:p text:style-name="P1"><text:span text:style-name="T1"><text:s/></text:span><text:span text:style-name="T1">bericht</text:span></text:p>
          </draw:text-box>
        </draw:frame>
        <draw:frame draw:style-name="gr11" draw:text-style-name="P2" draw:layer="layout" svg:width="5.5cm" svg:height="0.661cm" svg:x="1.5cm" svg:y="1.839cm">
          <draw:text-box>
            <text:p text:style-name="P3"><text:span text:style-name="T2">guc.afnemer.stuf300_out.url</text:span></text:p>
          </draw:text-box>
        </draw:frame>
        <draw:line draw:style-name="gr12" draw:text-style-name="P1" draw:layer="layout" svg:x1="6.1cm" svg:y1="3.1cm" svg:x2="11.832cm" svg:y2="3.092cm">
          <text:p/>
        </draw:line>
        <draw:g>
          <draw:polygon draw:style-name="gr1" draw:text-style-name="P1" draw:layer="layout" svg:width="1.553cm" svg:height="0.953cm" svg:x="19.546cm" svg:y="2.646cm" svg:viewBox="0 0 1554 954" draw:points="0,954 1554,954 1554,0 0,0">
            <text:p/>
          </draw:polygon>
          <draw:line draw:style-name="gr2" draw:text-style-name="P1" draw:layer="layout" svg:x1="19.311cm" svg:y1="3.123cm" svg:x2="20.023cm" svg:y2="3.123cm">
            <text:p/>
          </draw:line>
          <draw:polygon draw:style-name="gr3" draw:text-style-name="P1" draw:layer="layout" svg:width="0.178cm" svg:height="0.18cm" svg:x="19.994cm" svg:y="3.033cm" svg:viewBox="0 0 179 181" draw:points="0,181 0,0 179,90">
            <text:p/>
          </draw:polygon>
          <draw:polygon draw:style-name="gr4" draw:text-style-name="P1" draw:layer="layout" svg:width="0.178cm" svg:height="0.18cm" svg:x="19.994cm" svg:y="3.033cm" svg:viewBox="0 0 179 181" draw:points="179,90 0,181 0,0">
            <text:p/>
          </draw:polygon>
          <draw:polygon draw:style-name="gr5" draw:text-style-name="P1" draw:layer="layout" svg:width="0.476cm" svg:height="0.478cm" svg:x="20.263cm" svg:y="2.884cm" svg:viewBox="0 0 477 479" draw:points="0,479 477,479 477,0 0,0">
            <text:p/>
          </draw:polygon>
        </draw:g>
        <draw:frame draw:style-name="gr13" draw:text-style-name="P4" draw:layer="layout" svg:width="0.739cm" svg:height="0.725cm" svg:x="3cm" svg:y="3.175cm">
          <draw:text-box>
            <text:p><text:span text:style-name="T3">1</text:span></text:p>
          </draw:text-box>
        </draw:frame>
        <draw:frame draw:style-name="gr13" draw:text-style-name="P4" draw:layer="layout" svg:width="0.739cm" svg:height="0.725cm" svg:x="10.769cm" svg:y="3.215cm">
          <draw:text-box>
            <text:p><text:span text:style-name="T3">2</text:span></text:p>
          </draw:text-box>
        </draw:frame>
        <draw:frame draw:style-name="gr13" draw:text-style-name="P4" draw:layer="layout" svg:width="0.739cm" svg:height="0.725cm" svg:x="18.556cm" svg:y="3.265cm">
          <draw:text-box>
            <text:p><text:span text:style-name="T3">3</text:span></text:p>
          </draw:text-box>
        </draw:frame>
        <draw:frame draw:style-name="gr13" draw:text-style-name="P4" draw:layer="layout" svg:width="0.739cm" svg:height="0.725cm" svg:x="22.392cm" svg:y="3.233cm">
          <draw:text-box>
            <text:p><text:span text:style-name="T3">4</text:span></text:p>
          </draw:text-box>
        </draw:frame>
        <draw:frame draw:style-name="gr13" draw:text-style-name="P4" draw:layer="layout" svg:width="0.739cm" svg:height="0.725cm" svg:x="25.98cm" svg:y="3.149cm">
          <draw:text-box>
            <text:p><text:span text:style-name="T3">5</text:span></text:p>
          </draw:text-box>
        </draw:frame>
        <draw:frame draw:style-name="gr13" draw:text-style-name="P4" draw:layer="layout" svg:width="0.739cm" svg:height="0.725cm" svg:x="13.724cm" svg:y="6.23cm">
          <draw:text-box>
            <text:p><text:span text:style-name="T3">6</text:span></text:p>
          </draw:text-box>
        </draw:frame>
        <draw:frame draw:style-name="gr13" draw:text-style-name="P4" draw:layer="layout" svg:width="0.739cm" svg:height="0.725cm" svg:x="5.438cm" svg:y="3.697cm">
          <draw:text-box>
            <text:p><text:span text:style-name="T3">7</text:span></text:p>
          </draw:text-box>
        </draw:frame>
        <draw:line draw:style-name="gr12" draw:text-style-name="P1" draw:layer="layout" svg:x1="5.3cm" svg:y1="6.1cm" svg:x2="5.3cm" svg:y2="3.6cm">
          <text:p/>
        </draw:line>
        <draw:g>
          <draw:polygon draw:style-name="gr1" draw:text-style-name="P1" draw:layer="layout" svg:width="1.553cm" svg:height="0.953cm" svg:x="11.856cm" svg:y="2.6cm" svg:viewBox="0 0 1554 954" draw:points="0,954 1554,954 1554,0 0,0">
            <text:p/>
          </draw:polygon>
          <draw:polygon draw:style-name="gr14" draw:text-style-name="P1" draw:layer="layout" svg:width="0.512cm" svg:height="0.407cm" svg:x="12.394cm" svg:y="2.873cm" svg:viewBox="0 0 513 408" draw:points="513,0 0,0 0,408">
            <text:p/>
          </draw:polygon>
          <draw:polygon draw:style-name="gr14" draw:text-style-name="P1" draw:layer="layout" svg:width="0.512cm" svg:height="0.443cm" svg:x="12.394cm" svg:y="2.873cm" svg:viewBox="0 0 513 444" draw:points="513,0 0,408 34,444">
            <text:p/>
          </draw:polygon>
          <draw:polygon draw:style-name="gr14" draw:text-style-name="P1" draw:layer="layout" svg:width="0.478cm" svg:height="0.466cm" svg:x="12.428cm" svg:y="2.873cm" svg:viewBox="0 0 479 467" draw:points="479,0 0,444 95,467">
            <text:p/>
          </draw:polygon>
          <draw:polygon draw:style-name="gr14" draw:text-style-name="P1" draw:layer="layout" svg:width="0.384cm" svg:height="0.476cm" svg:x="12.523cm" svg:y="2.873cm" svg:viewBox="0 0 385 477" draw:points="385,0 0,467 128,477">
            <text:p/>
          </draw:polygon>
          <draw:polygon draw:style-name="gr14" draw:text-style-name="P1" draw:layer="layout" svg:width="0.255cm" svg:height="0.476cm" svg:x="12.651cm" svg:y="2.873cm" svg:viewBox="0 0 256 477" draw:points="256,0 0,477 128,467">
            <text:p/>
          </draw:polygon>
          <draw:polygon draw:style-name="gr14" draw:text-style-name="P1" draw:layer="layout" svg:width="0.127cm" svg:height="0.466cm" svg:x="12.779cm" svg:y="2.873cm" svg:viewBox="0 0 128 467" draw:points="128,0 0,467 93,444">
            <text:p/>
          </draw:polygon>
          <draw:polygon draw:style-name="gr14" draw:text-style-name="P1" draw:layer="layout" svg:width="0.035cm" svg:height="0.443cm" svg:x="12.872cm" svg:y="2.873cm" svg:viewBox="0 0 36 444" draw:points="36,0 0,444 36,408">
            <text:p/>
          </draw:polygon>
          <draw:polygon draw:style-name="gr15" draw:text-style-name="P1" draw:layer="layout" svg:width="0.512cm" svg:height="0.476cm" svg:x="12.394cm" svg:y="2.873cm" svg:viewBox="0 0 513 477" draw:points="513,408 513,0 0,0 0,408 19,435 76,456 158,471 256,477 353,471 437,456 492,435">
            <text:p/>
          </draw:polygon>
          <draw:polygon draw:style-name="gr14" draw:text-style-name="P1" draw:layer="layout" svg:width="0.247cm" svg:height="0.028cm" svg:x="12.613cm" svg:y="2.806cm" svg:viewBox="0 0 248 29" draw:points="248,29 141,4 0,0">
            <text:p/>
          </draw:polygon>
          <draw:polygon draw:style-name="gr14" draw:text-style-name="P1" draw:layer="layout" svg:width="0.377cm" svg:height="0.028cm" svg:x="12.483cm" svg:y="2.806cm" svg:viewBox="0 0 378 29" draw:points="378,29 130,0 0,15">
            <text:p/>
          </draw:polygon>
          <draw:polygon draw:style-name="gr14" draw:text-style-name="P1" draw:layer="layout" svg:width="0.455cm" svg:height="0.031cm" svg:x="12.405cm" svg:y="2.821cm" svg:viewBox="0 0 456 32" draw:points="456,15 78,0 0,32">
            <text:p/>
          </draw:polygon>
          <draw:polygon draw:style-name="gr14" draw:text-style-name="P1" draw:layer="layout" svg:width="0.455cm" svg:height="0.056cm" svg:x="12.405cm" svg:y="2.835cm" svg:viewBox="0 0 456 57" draw:points="456,0 0,17 0,57">
            <text:p/>
          </draw:polygon>
          <draw:polygon draw:style-name="gr14" draw:text-style-name="P1" draw:layer="layout" svg:width="0.455cm" svg:height="0.087cm" svg:x="12.405cm" svg:y="2.835cm" svg:viewBox="0 0 456 88" draw:points="456,0 0,57 78,88">
            <text:p/>
          </draw:polygon>
          <draw:polygon draw:style-name="gr14" draw:text-style-name="P1" draw:layer="layout" svg:width="0.377cm" svg:height="0.102cm" svg:x="12.483cm" svg:y="2.835cm" svg:viewBox="0 0 378 103" draw:points="378,0 0,88 130,103">
            <text:p/>
          </draw:polygon>
          <draw:polygon draw:style-name="gr14" draw:text-style-name="P1" draw:layer="layout" svg:width="0.247cm" svg:height="0.102cm" svg:x="12.613cm" svg:y="2.835cm" svg:viewBox="0 0 248 103" draw:points="248,0 0,103 141,99">
            <text:p/>
          </draw:polygon>
          <draw:polygon draw:style-name="gr14" draw:text-style-name="P1" draw:layer="layout" svg:width="0.106cm" svg:height="0.098cm" svg:x="12.754cm" svg:y="2.835cm" svg:viewBox="0 0 107 99" draw:points="107,0 0,99 107,74">
            <text:p/>
          </draw:polygon>
          <draw:polygon draw:style-name="gr14" draw:text-style-name="P1" draw:layer="layout" svg:width="0.041cm" svg:height="0.073cm" svg:x="12.861cm" svg:y="2.835cm" svg:viewBox="0 0 42 74" draw:points="0,0 0,74 42,38">
            <text:p/>
          </draw:polygon>
          <draw:polygon draw:style-name="gr15" draw:text-style-name="P1" draw:layer="layout" svg:width="0.508cm" svg:height="0.136cm" svg:x="12.394cm" svg:y="2.804cm" svg:viewBox="0 0 509 137" draw:points="509,69 488,42 433,21 351,6 254,0 158,6 74,21 19,42 0,69 19,95 74,116 158,130 254,137 351,130 433,116 488,95">
            <text:p/>
          </draw:polygon>
        </draw:g>
        <draw:frame draw:style-name="gr16" draw:text-style-name="P5" draw:layer="layout" svg:width="1.905cm" svg:height="0.887cm" svg:x="11.7cm" svg:y="3.758cm">
          <draw:text-box>
            <text:p text:style-name="P1"><text:span text:style-name="T1">GUC_LOG</text:span></text:p>
            <text:p text:style-name="P1"><text:span text:style-name="T1">vraag</text:span></text:p>
          </draw:text-box>
        </draw:frame>
        <draw:line draw:style-name="gr12" draw:text-style-name="P1" draw:layer="layout" svg:x1="13.5cm" svg:y1="3.1cm" svg:x2="19.294cm" svg:y2="3.092cm">
          <text:p/>
        </draw:line>
        <draw:frame draw:style-name="gr11" draw:text-style-name="P2" draw:layer="layout" svg:width="6cm" svg:height="0.661cm" svg:x="17.5cm" svg:y="1.839cm">
          <draw:text-box>
            <text:p text:style-name="P3"><text:span text:style-name="T2">guc.afnemer.stuf300_out.url.oc4j</text:span></text:p>
          </draw:text-box>
        </draw:frame>
        <draw:g>
          <draw:polygon draw:style-name="gr1" draw:text-style-name="P1" draw:layer="layout" svg:width="1.553cm" svg:height="0.953cm" svg:x="23.353cm" svg:y="2.598cm" svg:viewBox="0 0 1554 954" draw:points="0,954 1554,954 1554,0 0,0">
            <text:p/>
          </draw:polygon>
        </draw:g>
        <draw:frame draw:style-name="gr16" draw:text-style-name="P2" draw:layer="layout" svg:width="2.58cm" svg:height="0.887cm" svg:x="22.895cm" svg:y="3.613cm">
          <draw:text-box>
            <text:p text:style-name="P1"><text:span text:style-name="T1">OC4J</text:span></text:p>
            <text:p text:style-name="P1"><text:span text:style-name="T1">Stuf300Service</text:span></text:p>
          </draw:text-box>
        </draw:frame>
        <draw:line draw:style-name="gr12" draw:text-style-name="P1" draw:layer="layout" svg:x1="21.2cm" svg:y1="3.1cm" svg:x2="23.2cm" svg:y2="3.1cm">
          <text:p/>
        </draw:line>
        <draw:line draw:style-name="gr17" draw:text-style-name="P1" draw:layer="layout" svg:x1="24.9cm" svg:y1="3.1cm" svg:x2="26.9cm" svg:y2="3.1cm">
          <text:p/>
        </draw:line>
        <draw:g>
          <draw:polygon draw:style-name="gr1" draw:text-style-name="P1" draw:layer="layout" svg:width="1.553cm" svg:height="0.953cm" svg:x="26.946cm" svg:y="2.646cm" svg:viewBox="0 0 1554 954" draw:points="0,954 1554,954 1554,0 0,0">
            <text:p/>
          </draw:polygon>
          <draw:polygon draw:style-name="gr14" draw:text-style-name="P1" draw:layer="layout" svg:width="0.512cm" svg:height="0.407cm" svg:x="27.484cm" svg:y="2.919cm" svg:viewBox="0 0 513 408" draw:points="513,0 0,0 0,408">
            <text:p/>
          </draw:polygon>
          <draw:polygon draw:style-name="gr14" draw:text-style-name="P1" draw:layer="layout" svg:width="0.512cm" svg:height="0.443cm" svg:x="27.484cm" svg:y="2.919cm" svg:viewBox="0 0 513 444" draw:points="513,0 0,408 34,444">
            <text:p/>
          </draw:polygon>
          <draw:polygon draw:style-name="gr14" draw:text-style-name="P1" draw:layer="layout" svg:width="0.478cm" svg:height="0.466cm" svg:x="27.518cm" svg:y="2.919cm" svg:viewBox="0 0 479 467" draw:points="479,0 0,444 95,467">
            <text:p/>
          </draw:polygon>
          <draw:polygon draw:style-name="gr14" draw:text-style-name="P1" draw:layer="layout" svg:width="0.384cm" svg:height="0.476cm" svg:x="27.613cm" svg:y="2.919cm" svg:viewBox="0 0 385 477" draw:points="385,0 0,467 128,477">
            <text:p/>
          </draw:polygon>
          <draw:polygon draw:style-name="gr14" draw:text-style-name="P1" draw:layer="layout" svg:width="0.255cm" svg:height="0.476cm" svg:x="27.741cm" svg:y="2.919cm" svg:viewBox="0 0 256 477" draw:points="256,0 0,477 128,467">
            <text:p/>
          </draw:polygon>
          <draw:polygon draw:style-name="gr14" draw:text-style-name="P1" draw:layer="layout" svg:width="0.127cm" svg:height="0.466cm" svg:x="27.869cm" svg:y="2.919cm" svg:viewBox="0 0 128 467" draw:points="128,0 0,467 93,444">
            <text:p/>
          </draw:polygon>
          <draw:polygon draw:style-name="gr14" draw:text-style-name="P1" draw:layer="layout" svg:width="0.035cm" svg:height="0.443cm" svg:x="27.962cm" svg:y="2.919cm" svg:viewBox="0 0 36 444" draw:points="36,0 0,444 36,408">
            <text:p/>
          </draw:polygon>
          <draw:polygon draw:style-name="gr15" draw:text-style-name="P1" draw:layer="layout" svg:width="0.512cm" svg:height="0.476cm" svg:x="27.484cm" svg:y="2.919cm" svg:viewBox="0 0 513 477" draw:points="513,408 513,0 0,0 0,408 19,435 76,456 158,471 256,477 353,471 437,456 492,435">
            <text:p/>
          </draw:polygon>
          <draw:polygon draw:style-name="gr14" draw:text-style-name="P1" draw:layer="layout" svg:width="0.247cm" svg:height="0.028cm" svg:x="27.703cm" svg:y="2.852cm" svg:viewBox="0 0 248 29" draw:points="248,29 141,4 0,0">
            <text:p/>
          </draw:polygon>
          <draw:polygon draw:style-name="gr14" draw:text-style-name="P1" draw:layer="layout" svg:width="0.377cm" svg:height="0.028cm" svg:x="27.573cm" svg:y="2.852cm" svg:viewBox="0 0 378 29" draw:points="378,29 130,0 0,15">
            <text:p/>
          </draw:polygon>
          <draw:polygon draw:style-name="gr14" draw:text-style-name="P1" draw:layer="layout" svg:width="0.455cm" svg:height="0.031cm" svg:x="27.495cm" svg:y="2.867cm" svg:viewBox="0 0 456 32" draw:points="456,15 78,0 0,32">
            <text:p/>
          </draw:polygon>
          <draw:polygon draw:style-name="gr14" draw:text-style-name="P1" draw:layer="layout" svg:width="0.455cm" svg:height="0.056cm" svg:x="27.495cm" svg:y="2.881cm" svg:viewBox="0 0 456 57" draw:points="456,0 0,17 0,57">
            <text:p/>
          </draw:polygon>
          <draw:polygon draw:style-name="gr14" draw:text-style-name="P1" draw:layer="layout" svg:width="0.455cm" svg:height="0.087cm" svg:x="27.495cm" svg:y="2.881cm" svg:viewBox="0 0 456 88" draw:points="456,0 0,57 78,88">
            <text:p/>
          </draw:polygon>
          <draw:polygon draw:style-name="gr14" draw:text-style-name="P1" draw:layer="layout" svg:width="0.377cm" svg:height="0.102cm" svg:x="27.573cm" svg:y="2.881cm" svg:viewBox="0 0 378 103" draw:points="378,0 0,88 130,103">
            <text:p/>
          </draw:polygon>
          <draw:polygon draw:style-name="gr14" draw:text-style-name="P1" draw:layer="layout" svg:width="0.247cm" svg:height="0.102cm" svg:x="27.703cm" svg:y="2.881cm" svg:viewBox="0 0 248 103" draw:points="248,0 0,103 141,99">
            <text:p/>
          </draw:polygon>
          <draw:polygon draw:style-name="gr14" draw:text-style-name="P1" draw:layer="layout" svg:width="0.106cm" svg:height="0.098cm" svg:x="27.844cm" svg:y="2.881cm" svg:viewBox="0 0 107 99" draw:points="107,0 0,99 107,74">
            <text:p/>
          </draw:polygon>
          <draw:polygon draw:style-name="gr14" draw:text-style-name="P1" draw:layer="layout" svg:width="0.041cm" svg:height="0.073cm" svg:x="27.951cm" svg:y="2.881cm" svg:viewBox="0 0 42 74" draw:points="0,0 0,74 42,38">
            <text:p/>
          </draw:polygon>
          <draw:polygon draw:style-name="gr15" draw:text-style-name="P1" draw:layer="layout" svg:width="0.508cm" svg:height="0.136cm" svg:x="27.484cm" svg:y="2.85cm" svg:viewBox="0 0 509 137" draw:points="509,69 488,42 433,21 351,6 254,0 158,6 74,21 19,42 0,69 19,95 74,116 158,130 254,137 351,130 433,116 488,95">
            <text:p/>
          </draw:polygon>
        </draw:g>
        <draw:frame draw:style-name="gr18" draw:text-style-name="P2" draw:layer="layout" svg:width="2.539cm" svg:height="0.687cm" svg:x="26.461cm" svg:y="3.813cm">
          <draw:text-box>
            <text:p text:style-name="P1"><text:span text:style-name="T1">STUF300_OUT</text:span></text:p>
          </draw:text-box>
        </draw:frame>
        <draw:g>
          <draw:polygon draw:style-name="gr1" draw:text-style-name="P1" draw:layer="layout" svg:width="1.553cm" svg:height="0.953cm" svg:x="11.857cm" svg:y="5.601cm" svg:viewBox="0 0 1554 954" draw:points="0,954 1554,954 1554,0 0,0">
            <text:p/>
          </draw:polygon>
          <draw:polygon draw:style-name="gr14" draw:text-style-name="P1" draw:layer="layout" svg:width="0.512cm" svg:height="0.407cm" svg:x="12.395cm" svg:y="5.874cm" svg:viewBox="0 0 513 408" draw:points="513,0 0,0 0,408">
            <text:p/>
          </draw:polygon>
          <draw:polygon draw:style-name="gr14" draw:text-style-name="P1" draw:layer="layout" svg:width="0.512cm" svg:height="0.443cm" svg:x="12.395cm" svg:y="5.874cm" svg:viewBox="0 0 513 444" draw:points="513,0 0,408 34,444">
            <text:p/>
          </draw:polygon>
          <draw:polygon draw:style-name="gr14" draw:text-style-name="P1" draw:layer="layout" svg:width="0.478cm" svg:height="0.466cm" svg:x="12.429cm" svg:y="5.874cm" svg:viewBox="0 0 479 467" draw:points="479,0 0,444 95,467">
            <text:p/>
          </draw:polygon>
          <draw:polygon draw:style-name="gr14" draw:text-style-name="P1" draw:layer="layout" svg:width="0.384cm" svg:height="0.476cm" svg:x="12.524cm" svg:y="5.874cm" svg:viewBox="0 0 385 477" draw:points="385,0 0,467 128,477">
            <text:p/>
          </draw:polygon>
          <draw:polygon draw:style-name="gr14" draw:text-style-name="P1" draw:layer="layout" svg:width="0.255cm" svg:height="0.476cm" svg:x="12.652cm" svg:y="5.874cm" svg:viewBox="0 0 256 477" draw:points="256,0 0,477 128,467">
            <text:p/>
          </draw:polygon>
          <draw:polygon draw:style-name="gr14" draw:text-style-name="P1" draw:layer="layout" svg:width="0.127cm" svg:height="0.466cm" svg:x="12.78cm" svg:y="5.874cm" svg:viewBox="0 0 128 467" draw:points="128,0 0,467 93,444">
            <text:p/>
          </draw:polygon>
          <draw:polygon draw:style-name="gr14" draw:text-style-name="P1" draw:layer="layout" svg:width="0.035cm" svg:height="0.443cm" svg:x="12.873cm" svg:y="5.874cm" svg:viewBox="0 0 36 444" draw:points="36,0 0,444 36,408">
            <text:p/>
          </draw:polygon>
          <draw:polygon draw:style-name="gr15" draw:text-style-name="P1" draw:layer="layout" svg:width="0.512cm" svg:height="0.476cm" svg:x="12.395cm" svg:y="5.874cm" svg:viewBox="0 0 513 477" draw:points="513,408 513,0 0,0 0,408 19,435 76,456 158,471 256,477 353,471 437,456 492,435">
            <text:p/>
          </draw:polygon>
          <draw:polygon draw:style-name="gr14" draw:text-style-name="P1" draw:layer="layout" svg:width="0.247cm" svg:height="0.028cm" svg:x="12.614cm" svg:y="5.807cm" svg:viewBox="0 0 248 29" draw:points="248,29 141,4 0,0">
            <text:p/>
          </draw:polygon>
          <draw:polygon draw:style-name="gr14" draw:text-style-name="P1" draw:layer="layout" svg:width="0.377cm" svg:height="0.028cm" svg:x="12.484cm" svg:y="5.807cm" svg:viewBox="0 0 378 29" draw:points="378,29 130,0 0,15">
            <text:p/>
          </draw:polygon>
          <draw:polygon draw:style-name="gr14" draw:text-style-name="P1" draw:layer="layout" svg:width="0.455cm" svg:height="0.031cm" svg:x="12.406cm" svg:y="5.822cm" svg:viewBox="0 0 456 32" draw:points="456,15 78,0 0,32">
            <text:p/>
          </draw:polygon>
          <draw:polygon draw:style-name="gr14" draw:text-style-name="P1" draw:layer="layout" svg:width="0.455cm" svg:height="0.056cm" svg:x="12.406cm" svg:y="5.836cm" svg:viewBox="0 0 456 57" draw:points="456,0 0,17 0,57">
            <text:p/>
          </draw:polygon>
          <draw:polygon draw:style-name="gr14" draw:text-style-name="P1" draw:layer="layout" svg:width="0.455cm" svg:height="0.087cm" svg:x="12.406cm" svg:y="5.836cm" svg:viewBox="0 0 456 88" draw:points="456,0 0,57 78,88">
            <text:p/>
          </draw:polygon>
          <draw:polygon draw:style-name="gr14" draw:text-style-name="P1" draw:layer="layout" svg:width="0.377cm" svg:height="0.102cm" svg:x="12.484cm" svg:y="5.836cm" svg:viewBox="0 0 378 103" draw:points="378,0 0,88 130,103">
            <text:p/>
          </draw:polygon>
          <draw:polygon draw:style-name="gr14" draw:text-style-name="P1" draw:layer="layout" svg:width="0.247cm" svg:height="0.102cm" svg:x="12.614cm" svg:y="5.836cm" svg:viewBox="0 0 248 103" draw:points="248,0 0,103 141,99">
            <text:p/>
          </draw:polygon>
          <draw:polygon draw:style-name="gr14" draw:text-style-name="P1" draw:layer="layout" svg:width="0.106cm" svg:height="0.098cm" svg:x="12.755cm" svg:y="5.836cm" svg:viewBox="0 0 107 99" draw:points="107,0 0,99 107,74">
            <text:p/>
          </draw:polygon>
          <draw:polygon draw:style-name="gr14" draw:text-style-name="P1" draw:layer="layout" svg:width="0.041cm" svg:height="0.073cm" svg:x="12.862cm" svg:y="5.836cm" svg:viewBox="0 0 42 74" draw:points="0,0 0,74 42,38">
            <text:p/>
          </draw:polygon>
          <draw:polygon draw:style-name="gr15" draw:text-style-name="P1" draw:layer="layout" svg:width="0.508cm" svg:height="0.136cm" svg:x="12.395cm" svg:y="5.805cm" svg:viewBox="0 0 509 137" draw:points="509,69 488,42 433,21 351,6 254,0 158,6 74,21 19,42 0,69 19,95 74,116 158,130 254,137 351,130 433,116 488,95">
            <text:p/>
          </draw:polygon>
        </draw:g>
        <draw:frame draw:style-name="gr16" draw:text-style-name="P5" draw:layer="layout" svg:width="1.905cm" svg:height="0.887cm" svg:x="11.695cm" svg:y="6.713cm">
          <draw:text-box>
            <text:p text:style-name="P1"><text:span text:style-name="T1">GUC_LOG</text:span></text:p>
            <text:p text:style-name="P1"><text:span text:style-name="T1">antwoord</text:span></text:p>
          </draw:text-box>
        </draw:frame>
        <draw:line draw:style-name="gr19" draw:text-style-name="P1" draw:layer="layout" svg:x1="11.8cm" svg:y1="6.1cm" svg:x2="5.3cm" svg:y2="6.1cm">
          <text:p/>
        </draw:line>
        <draw:frame draw:style-name="gr11" draw:text-style-name="P2" draw:layer="layout" svg:width="2.376cm" svg:height="1.205cm" svg:x="4.924cm" svg:y="4.74cm">
          <draw:text-box>
            <text:p text:style-name="P1"><text:span text:style-name="T1">stuf</text:span></text:p>
            <text:p text:style-name="P1"><text:span text:style-name="T1">antwoord bericht</text:span></text:p>
          </draw:text-box>
        </draw:frame>
        <draw:line draw:style-name="gr19" draw:text-style-name="P1" draw:layer="layout" svg:x1="24.2cm" svg:y1="4.5cm" svg:x2="24.2cm" svg:y2="6cm">
          <text:p/>
        </draw:line>
        <draw:g>
          <draw:polyline draw:style-name="gr7" draw:text-style-name="P1" draw:layer="layout" svg:width="0.169cm" svg:height="0.342cm" svg:x="4.631cm" svg:y="4.583cm" svg:viewBox="0 0 170 343" draw:points="0,0 0,343 170,343">
            <text:p/>
          </draw:polyline>
          <draw:polygon draw:style-name="gr8" draw:text-style-name="P1" draw:layer="layout" svg:width="0.298cm" svg:height="0.298cm" svg:x="4.801cm" svg:y="4.766cm" svg:viewBox="0 0 299 299" draw:points="0,299 299,299 299,0 0,0">
            <text:p/>
          </draw:polygon>
          <draw:custom-shape draw:style-name="gr9" draw:text-style-name="P1" draw:layer="layout" svg:width="0.279cm" svg:height="0.279cm" svg:x="4.486cm" svg:y="4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7" draw:text-style-name="P1" draw:layer="layout" svg:width="0.164cm" svg:height="0.467cm" svg:x="4.631cm" svg:y="4.926cm" svg:viewBox="0 0 165 468" draw:points="0,0 0,468 165,468">
            <text:p/>
          </draw:polyline>
          <draw:polygon draw:style-name="gr10" draw:text-style-name="P1" draw:layer="layout" svg:width="0.298cm" svg:height="0.298cm" svg:x="4.796cm" svg:y="5.252cm" svg:viewBox="0 0 299 299" draw:points="0,299 299,299 299,0 0,0">
            <text:p/>
          </draw:polygon>
        </draw:g>
        <draw:line draw:style-name="gr12" draw:text-style-name="P1" draw:layer="layout" svg:x1="24.2cm" svg:y1="6cm" svg:x2="13.467cm" svg:y2="6.005cm">
          <text:p/>
        </draw:line>
        <draw:line draw:style-name="gr17" draw:text-style-name="P1" draw:layer="layout" svg:x1="3cm" svg:y1="3cm" svg:x2="4.3cm" svg:y2="3.0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7H54M28S</meta:editing-duration>
    <meta:editing-cycles>59</meta:editing-cycles>
    <meta:generator>OpenOffice.org/3.1$Win32 OpenOffice.org_project/310m11$Build-9399</meta:generator>
    <dc:date>2009-10-01T15:20:34.32</dc:date>
    <dc:creator>Wim Hoogendam</dc:creator>
    <meta:document-statistic meta:object-count="111"/>
  </office:meta>
</office:document-meta>
</file>